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complex="Times New Roman1"/>
    </style:style>
    <style:style style:name="P2" style:family="paragraph" style:parent-style-name="Standard" style:list-style-name="L1">
      <style:text-properties style:font-name="Times New Roman" style:font-name-complex="Times New Roman1"/>
    </style:style>
    <style:style style:name="P3" style:family="paragraph" style:parent-style-name="Standard">
      <style:paragraph-properties fo:text-align="center" style:justify-single-word="false" fo:orphans="2" fo:widows="2"/>
    </style:style>
    <style:style style:name="P4" style:family="paragraph" style:parent-style-name="Standard">
      <style:paragraph-properties fo:text-align="justify" style:justify-single-word="false"/>
    </style:style>
    <style:style style:name="P5" style:family="paragraph" style:parent-style-name="Text_20_body">
      <style:text-properties fo:font-variant="normal" fo:text-transform="none" fo:color="#000000" style:text-line-through-style="none" style:font-name="Arial1" fo:font-size="9.44999980926514pt" fo:font-style="normal" style:text-underline-style="none" fo:font-weight="normal" style:text-blinking="false" fo:background-color="transparent"/>
    </style:style>
    <style:style style:name="P6" style:family="paragraph" style:parent-style-name="Text_20_body">
      <style:text-properties fo:font-variant="normal" fo:text-transform="none" fo:color="#000000" style:text-line-through-style="none" style:font-name="Arial1" fo:font-size="9.44999980926514pt" fo:font-style="normal" style:text-underline-style="none" fo:font-weight="normal" style:text-blinking="false" fo:background-color="#f7f7f7"/>
    </style:style>
    <style:style style:name="P7"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9.44999980926514pt" fo:font-style="normal" style:text-underline-style="none" fo:font-weight="normal" style:text-blinking="false" fo:background-color="transparent"/>
    </style:style>
    <style:style style:name="P8"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Arial1" fo:font-size="9.44999980926514pt" fo:font-style="normal" style:text-underline-style="none" fo:font-weight="normal" style:text-blinking="false" fo:background-color="transparent"/>
    </style:style>
    <style:style style:name="P9" style:family="paragraph" style:parent-style-name="Text_20_body">
      <style:paragraph-properties fo:margin-top="0cm" fo:margin-bottom="0cm" fo:line-height="114%" fo:text-align="justify" style:justify-single-word="false" style:writing-mode="lr-tb"/>
      <style:text-properties fo:font-variant="normal" fo:text-transform="none" fo:color="#000000" style:text-line-through-style="none" style:font-name="Arial1" fo:font-size="9.44999980926514pt" fo:font-style="normal" style:text-underline-style="none" fo:font-weight="normal" style:text-blinking="false" fo:background-color="transparent"/>
    </style:style>
    <style:style style:name="P10" style:family="paragraph" style:parent-style-name="Text_20_body">
      <style:paragraph-properties fo:margin-top="0cm" fo:margin-bottom="0cm" fo:line-height="114%" style:writing-mode="lr-tb"/>
    </style:style>
    <style:style style:name="P11" style:family="paragraph" style:parent-style-name="Text_20_body">
      <style:paragraph-properties fo:margin-top="0cm" fo:margin-bottom="0cm" fo:line-height="114%" fo:text-align="justify" style:justify-single-word="false" style:writing-mode="lr-tb"/>
    </style:style>
    <style:style style:name="T1" style:family="text">
      <style:text-properties fo:font-variant="normal" fo:text-transform="none" fo:color="#000000" style:text-line-through-style="none" style:font-name="Arial1" fo:font-size="9.44999980926514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9.44999980926514pt" fo:font-style="normal" style:text-underline-style="none" fo:font-weight="normal" style:text-blinking="false" fo:background-color="#f7f7f7"/>
    </style:style>
    <style:style style:name="T3" style:family="text">
      <style:text-properties fo:font-variant="normal" fo:text-transform="none" fo:color="#000000" style:text-line-through-style="none" style:font-name="Arial1" fo:font-size="9.44999980926514pt" fo:font-style="normal" style:text-underline-style="none" fo:font-weight="bold" style:text-blinking="false" fo:background-color="transparent"/>
    </style:style>
    <style:style style:name="T4" style:family="text">
      <style:text-properties fo:font-variant="normal" fo:text-transform="none" fo:color="#000000" style:text-line-through-style="none" style:font-name="Arial1" fo:font-size="9.44999980926514pt" fo:font-style="normal" style:text-underline-style="none" fo:font-weight="bold" style:text-blinking="false" fo:background-color="#f7f7f7"/>
    </style:style>
    <style:style style:name="T5" style:family="text">
      <style:text-properties fo:font-variant="normal" fo:text-transform="none" fo:color="#000000" style:text-line-through-style="none" style:font-name="Arial1" fo:font-size="9.44999980926514pt" fo:font-style="italic" style:text-underline-style="none" fo:font-weight="normal" style:text-blinking="false" fo:background-color="transparent"/>
    </style:style>
    <style:style style:name="T6" style:family="text">
      <style:text-properties fo:font-variant="normal" fo:text-transform="none" fo:color="#000000" style:text-line-through-style="none" style:font-name="Arial1" fo:font-size="9.44999980926514pt" fo:font-style="italic" style:text-underline-style="none" fo:font-weight="normal" style:text-blinking="false" fo:background-color="#f7f7f7"/>
    </style:style>
    <style:style style:name="T7" style:family="text">
      <style:text-properties fo:font-variant="normal" fo:text-transform="none" fo:color="#000000" style:text-line-through-style="none" style:text-underline-style="none" style:text-blinking="false" fo:background-color="transparent"/>
    </style:style>
    <style:style style:name="T8" style:family="text">
      <style:text-properties fo:font-variant="normal" fo:text-transform="none" fo:color="#000000" style:text-line-through-style="none" style:text-underline-style="none" style:text-blinking="false" fo:background-color="#f7f7f7"/>
    </style:style>
    <style:style style:name="T9" style:family="text">
      <style:text-properties fo:color="#000000"/>
    </style:style>
    <style:style style:name="T10" style:family="text">
      <style:text-properties fo:color="#000000" style:font-name="Times New Roman" style:font-name-complex="Times New Roman1"/>
    </style:style>
    <style:style style:name="T11" style:family="text">
      <style:text-properties fo:background-color="transparent"/>
    </style:style>
    <style:style style:name="T12" style:family="text">
      <style:text-properties fo:color="#800000"/>
    </style:style>
    <style:style style:name="T13" style:family="text">
      <style:text-properties fo:color="#800000" style:font-name="Times New Roman" style:font-name-complex="Times New Roman1"/>
    </style:style>
    <style:style style:name="T14" style:family="text">
      <style:text-properties style:font-name="Times New Roman" style:font-name-complex="Times New Roman1"/>
    </style:style>
    <style:style style:name="T15" style:family="text">
      <style:text-properties fo:color="#c5000b"/>
    </style:style>
    <style:style style:name="T16" style:family="text">
      <style:text-properties fo:color="#c5000b" fo:font-size="24pt" style:font-size-asian="24pt" style:font-size-complex="2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2">Textes interviews a changer/rajouter</text:span><text:line-break/><text:line-break/><text:bookmark text:name="docs-internal-guid-2427090c-5014-fb6a-34c7-a544032d3772"/><text:span text:style-name="T1">Karim Gabou</text:span></text:p>
      <text:p text:style-name="P7"><text:line-break/>Karim Gabou est graphiste au Lieu Unique. Professionnel de la communication, au sein du milieu culturel nantais, il est témoin au quotidien de la façon dont la parité est représentée. Retour avec lui sur la façon dont il vit ce concept. </text:p>
      <text:p text:style-name="Text_20_body"/>
      <text:p text:style-name="P10"><text:span text:style-name="T1">Nous rencontrons Karim au Lieu Unique. Situé dans l’ancienne usine de biscuits LU, l’endroit est un symbole de la culture nantaise. Bar, salle de concert, lieu d’exposition, librairie, font les attributs cet ensemble culturel. Alors qu’en est-il ici de la parité ? </text:span><text:span text:style-name="T7"> “</text:span><text:span text:style-name="T3">Il m’est difficile de donner des chiffres précis sur la composition du personnel</text:span><text:span text:style-name="T7">” </text:span><text:span text:style-name="T1">explique notre interlocuteur d’un ton calme et posé. “</text:span><text:span text:style-name="T3">En revanche, il est clair que je travaille avec une majorité de femmes</text:span><text:span text:style-name="T7">”</text:span><text:span text:style-name="T1">. Le milieu de la culture est de plus en plus ouvert aux femmes et ce n’est qu’un début. Cependant, la politique du Lieu Unique ne jouit pas de directives précises quant à l’embauche de femmes : “</text:span><text:span text:style-name="T3">ça se fait naturellement. Par exemple, je suis le seul homme au sein de l’équipe de graphistes, mais ce n’est pas la résultante d’une volonté particulière</text:span><text:span text:style-name="T7">”</text:span><text:span text:style-name="T1">. <text:line-break/>Au delà du Lieu Unique, la présence des femmes semble elle aussi en constante augmentation dans le milieu culturel nantais selon le graphiste, même si c’est difficilement quantifiable : “</text:span><text:span text:style-name="T3">cette tendance se remarque, mais aucune explication ne peut encore être donnée.</text:span><text:span text:style-name="T7">” </text:span><text:span text:style-name="T1">conclut-il. </text:span></text:p>
      <text:p text:style-name="Standard"/>
      <text:p text:style-name="Standard"/>
      <text:p text:style-name="Standard"/>
      <text:p text:style-name="P8"><text:bookmark text:name="docs-internal-guid-1b687109-5015-78c2-f9bb-ab3762b7f489"/>Interview de Pascal Couffin</text:p>
      <text:p text:style-name="P9"><text:line-break/>Fragil.org, le site internet nantais a décidé de parler de la parité dans la culture, et de vous proposer cette datavizualisation. </text:p>
      <text:p text:style-name="P9">Dans le cadre d’un débat sur le genre du magazine Fragil à Nantes, la question de la parité dans le domaine de la culture s’est posé. 8 étudiants de 3 écoles ont travaillé pendant un mois pour représenter le sujet à travers une datavisualisation.</text:p>
      <text:p text:style-name="P11"><text:span text:style-name="T1">Mais lorsque l’on présente un tel projet, il est de bon augure de regarder ce qui se passe chez nous. Voilà pourquoi nous nous sommes entretenus avec Pascal Couffin, président du magazine Fragil dont la ligne éditoriale traite des thèmes “culture et société”. <text:line-break/>Située dans une ancienne école primaire, les membres de Fragil ont remplacé les hordes de marmots déchaînés, par des espaces de travail studieux. C’est ici qu’ils planchent d’arrache pied sur les gazettes à venir.  Le sujet phare </text:span><text:span text:style-name="T5">du prochain numéro</text:span><text:span text:style-name="T7"> </text:span><text:span text:style-name="T1">n’est autre que la question du genre. Nous lui avons demandé de nous parler de la parité chez Fragil.  </text:span></text:p>
      <text:p text:style-name="Text_20_body"><text:span text:style-name="T7">“</text:span><text:span text:style-name="T3">Depuis que Fragil existe, la parité fait partie des questions régulièrement soulevées” </text:span><text:span text:style-name="T1">commence Pascal Couffin. Les conférences de rédaction, chez Fragil, laissent place égale à toute personne présente, de manière à ce que chacun soit force de proposition. Et c’est grâce à ce système que sont soulevés des débats essentiels à l’organisation. “</text:span><text:span text:style-name="T3">Très rapidement, le sujet des femmes au sein de l’association est venu sur la table, c’est pour ça que nous avons décidé de sérieusement prendre en compte cette variable dans la composition de nos équipes” </text:span><text:span text:style-name="T1">avance tout d’abord le directeur, avant d’ajouter </text:span><text:span text:style-name="T7">“</text:span><text:span text:style-name="T3">ce n’est pas non plus à l'extrême, nous ne faisons pas de discrimination positive”. </text:span><text:span text:style-name="T1">À noter aussi que le site est aidé d'une équipe de contributeurs bénévoles. Cette équipe selon Julien Marsault, en service civique chez Fragil, est majoritairement composée de femmes. C'est en tout cas en se posant d'abord la question de la parité sur leur propre structure que Fragil en est venu à réfléchir plus largement sur le sujet et de le développer, jusqu’à proposer un débat qui se tiendra le 9 avril prochain à la Barakason. </text:span></text:p>
      <text:p text:style-name="Text_20_body"><text:span text:style-name="T1"/></text:p>
      <text:p text:style-name="Text_20_body"><text:span text:style-name="T1"/></text:p>
      <text:p text:style-name="Text_20_body"><text:span text:style-name="T1"/></text:p>
      <text:p text:style-name="P6"><text:bookmark text:name="docs-internal-guid-49fe171b-5015-e20e-3ced-7ad71ce4227f"/><text:span text:style-name="T11">Interview de Estelle Robin You, productrice de films</text:span></text:p>
      <text:p text:style-name="Text_20_body"/>
      <text:p text:style-name="P10"><text:span text:style-name="T2">Estelle Robin You est à la tête de la boite de production nantaise </text:span><text:span text:style-name="T6">Les Films du Balibari, </text:span><text:span text:style-name="T2">axée sur le genre documentaire. </text:span><text:span text:style-name="T6">Les Films du Baribali </text:span><text:span text:style-name="T2">qui existe depuis 15 ans maintenant, s’est associé en mai 2013 à la société de </text:span><text:soft-page-break/><text:span text:style-name="T2">production parisienne </text:span><text:span text:style-name="T6">Point du Jour. </text:span><text:span text:style-name="T2">Rencontre avec une actrice majeure du paysage audiovisuel nantais. <text:line-break/><text:line-break/></text:span><text:span text:style-name="T8">“</text:span><text:span text:style-name="T4">Il y a encore 5 ans, j’étais la seule femme dans le domaine de la production en Pays de la Loire” </text:span><text:span text:style-name="T2">raconte Estelle Robin You, mais comment un tel phénomène peut-il exister? Estelle l’explique par les conditions de travail : “</text:span><text:span text:style-name="T8"> </text:span><text:span text:style-name="T4">les femmes que je connais qui font ce métier-là sont soit célibataires soit ont des conjoints qui les encouragent </text:span><text:span text:style-name="T8">” </text:span><text:span text:style-name="T2">déplore-t-elle “ </text:span><text:span text:style-name="T4">Ce n’est pas un métier facile en organisation, il faut trouver des solutions : horaires, déplacements réguliers, c’est à ce niveau-là que c’est plus difficile pour les femmes ”</text:span><text:span text:style-name="T2">. De part ces conditions pas toujours faciles, Estelle dénonce la faible représentation des femmes au sein du métier. Un situation cependant, qui devrait s’améliorer selon la productrice : </text:span><text:span text:style-name="T8">“ </text:span><text:span text:style-name="T4">On peut quand même voir une évolution positive du nombre de femmes, regardez, je ne suis plus la seule ! ”</text:span><text:span text:style-name="T8"> </text:span><text:span text:style-name="T2">ironise-t-elle, mais blague à part, l’optimisme se fait ressentir chez la patronne des </text:span><text:span text:style-name="T6">Films du Baribali, </text:span><text:span text:style-name="T2">puisqu’elle pense avec assurance que la tendance est à la hausse. </text:span></text:p>
      <text:p text:style-name="Text_20_body"><text:span text:style-name="T1"/></text:p>
      <text:p text:style-name="Text_20_body"><text:span text:style-name="T1"/></text:p>
      <text:p text:style-name="Text_20_body"><text:span text:style-name="T1"/></text:p>
      <text:p text:style-name="Text_20_body"><text:span text:style-name="T1"/></text:p>
      <text:p text:style-name="P5"><text:bookmark text:name="docs-internal-guid-3895f88d-5016-1c3a-563a-049cf76d433b"/>Interview de Josiane Gagner </text:p>
      <text:p text:style-name="Text_20_body"/>
      <text:p text:style-name="P7">Nous avons recueilli les propos de Josiane Gagner, comptable-assistante de direction au Fonds Régional d’Art Contemporain (FRAC) des Pays de la Loire, concernant son avis sur la question de la parité dans la culture et plus particulièrement des Beaux Arts. </text:p>
      <text:p text:style-name="Text_20_body"/>
      <text:p text:style-name="P7">Josiane Gagner est membre d’un FRAC, une institution clef dans le domaine des Beaux Arts. Créées en 1982 à l’initiative de Jack Lang, ces collections publiques d’art contemporain permettent à toutes les régions d’avoir un accès à un large panel d’œuvres.</text:p>
      <text:p text:style-name="P10"><text:span text:style-name="T1">Quand Josiane Gagner nous livre ses impressions quant à la parité dans son travail, on se rend vite compte que sa vision contraste avec la tendance générale. Une raison ? En 2013, le FRAC Pays de la Loire compte plus de 22 femmes pour 11 hommes dans ses effectifs et cette tendance se confirme au sein de la direction. “</text:span><text:span text:style-name="T3">Je travaille dans une institution où les femmes sont très présentes” </text:span><text:span text:style-name="T1">raconte Josiane, ce qui l’amène à affirmer qu’elle ne voit aucune difficulté particulière pour les femmes à accéder à un poste de responsabilité dans la culture. Elle ajoute : “</text:span><text:span text:style-name="T3">beaucoup de femmes sont à la tête de FRAC et elles sont bien représentées dans la région des Pays de la Loire”</text:span><text:span text:style-name="T1">. Cette tendance s’expliquerait alors par une plus grande attirance des femmes pour les études d’art, selon elle. </text:span></text:p>
      <text:p text:style-name="Text_20_body"><text:line-break/></text:p>
      <text:p text:style-name="Text_20_body"/>
      <text:p text:style-name="Text_20_body"/>
      <text:p text:style-name="Text_20_body"><text:span text:style-name="T12">rajouter en bas de la premiere page : </text:span><text:line-break/>Observatoire de l'égalité hommes-femmes dans la culture et la communication.</text:p>
      <text:p text:style-name="Text_20_body"/>
      <text:p text:style-name="Text_20_body"><text:span text:style-name="T12">Rajouter dans le petit texte d'intro (sous le titre) – 1 page</text:span>.<text:line-break/><text:span text:style-name="T10">Zoom sur : les Arts du spectacle, la Musique, les Beaux Arts et l’Audiovisuel</text:span></text:p>
      <text:p text:style-name="Text_20_body"><text:span text:style-name="T10"/></text:p>
      <text:p text:style-name="Text_20_body"><text:span text:style-name="T13">Titre de la Page 7</text:span><text:span text:style-name="T10"><text:line-break/>PART DES ŒUVRES REALISEES PAR DES FEMMES</text:span></text:p>
      <text:p text:style-name="Text_20_body"><text:span text:style-name="T10"/></text:p>
      <text:p text:style-name="P3"><text:span text:style-name="T14"/></text:p>
      <text:p text:style-name="P3"><text:span text:style-name="T14"/></text:p>
      <text:p text:style-name="P3"><text:soft-page-break/><text:span text:style-name="T14"/></text:p>
      <text:p text:style-name="P3"><text:span text:style-name="T14">Slide 8</text:span></text:p>
      <text:p text:style-name="P3"><text:span text:style-name="T14"/></text:p>
      <text:p text:style-name="P3"><text:span text:style-name="T14">LA PARITE C’EST L’AFFAIRE DE TOUS</text:span></text:p>
      <text:p text:style-name="P1"/>
      <text:p text:style-name="P4"><text:span text:style-name="T14">Faire progresser la parité nécessite la mobilisation non pas seulement de l’Etat et du gouvernement mais de la société toute entière. Afin que la parité ne soit plus uniquement quelque chose d’imposé par la loi, <text:s/>il serait intéressant d’agir sur les mentalités dès le plus jeune âge pour s’affranchir des stéréotypes sur lesquels est basée notre société. </text:span></text:p>
      <text:p text:style-name="P1"><text:span text:style-name="T10"/></text:p>
      <text:p text:style-name="P1"><text:span text:style-name="T10"/></text:p>
      <text:list xml:id="list519936584" text:style-name="L1">
        <text:list-item>
          <text:p text:style-name="P2"><text:span text:style-name="T9">je t'es mis les photos pour les itw dans le dossier<text:line-break/><text:line-break/><text:line-break/></text:span><text:span text:style-name="T16">ON VOUS SOUHAITE <text:line-break/>UN PUTAIN DE BON COURAGE</text:span></text:p>
          <text:p text:style-name="P2"><text:span text:style-name="T16">BISOU.</text:span></text:p>
        </text:list-item>
      </text:list>
      <text:p text:style-name="Text_20_body"><text:span text:style-name="T10"/></text:p>
      <text:p text:style-name="Text_20_body"><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éna Sarrault</meta:initial-creator>
    <meta:creation-date>2014-02-20T17:16:03</meta:creation-date>
    <meta:document-statistic meta:table-count="0" meta:image-count="0" meta:object-count="0" meta:page-count="3" meta:paragraph-count="24" meta:word-count="1191" meta:character-count="7066"/>
    <dc:date>2014-02-20T17:57:26</dc:date>
    <dc:creator>Léna Sarrault</dc:creator>
    <meta:editing-duration>PT00H21M54S</meta:editing-duration>
    <meta:editing-cycles>1</meta:editing-cycles>
    <meta:generator>OpenOffice.org/3.2$Unix OpenOffice.org_project/320m18$Build-9502</meta:generator>
  </office:meta>
</office:document-meta>
</file>